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91a1c"/>
      <style:paragraph-properties fo:background-color="#191a1c" fo:padding="0in" fo:border="none" style:shadow="none"/>
    </style:style>
    <style:style style:name="P2" style:family="paragraph" style:parent-style-name="Standard">
      <loext:graphic-properties draw:fill="solid" draw:fill-color="#191a1c"/>
      <style:paragraph-properties fo:background-color="#191a1c" fo:padding="0in" fo:border="none" style:shadow="none"/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import </text:span><text:span text:style-name="T1">java.util.Scanner;<text:line-break/><text:line-break/></text:span><text:span text:style-name="T2">class </text:span><text:span text:style-name="T1">ContaBancaria {<text:line-break/> </text:span><text:span text:style-name="T2">private double </text:span><text:span text:style-name="T3">saldo</text:span><text:span text:style-name="T1">;<text:line-break/> </text:span><text:span text:style-name="T2">private int </text:span><text:span text:style-name="T3">saquesHoje</text:span><text:span text:style-name="T1">;<text:line-break/><text:line-break/> </text:span><text:span text:style-name="T2">public </text:span><text:span text:style-name="T4">ContaBancaria</text:span><text:span text:style-name="T1">() {<text:line-break/> </text:span><text:span text:style-name="T2">this</text:span><text:span text:style-name="T1">.</text:span><text:span text:style-name="T3">saldo </text:span><text:span text:style-name="T1">= </text:span><text:span text:style-name="T5">50</text:span><text:span text:style-name="T1">; </text:span><text:span text:style-name="T6">// bônus inicial<text:line-break/> </text:span><text:span text:style-name="T2">this</text:span><text:span text:style-name="T1">.</text:span><text:span text:style-name="T3">saquesHoje </text:span><text:span text:style-name="T1">= </text:span><text:span text:style-name="T5">0</text:span><text:span text:style-name="T1">;<text:line-break/> }<text:line-break/><text:line-break/> </text:span><text:span text:style-name="T2">public double </text:span><text:span text:style-name="T4">getSaldo</text:span><text:span text:style-name="T1">() {<text:line-break/> </text:span><text:span text:style-name="T2">return </text:span><text:span text:style-name="T3">saldo</text:span><text:span text:style-name="T1">;<text:line-break/> }<text:line-break/><text:line-break/> </text:span><text:span text:style-name="T2">public void </text:span><text:span text:style-name="T4">depositar</text:span><text:span text:style-name="T1">(</text:span><text:span text:style-name="T2">double </text:span><text:span text:style-name="T1">valor) {<text:line-break/> </text:span><text:span text:style-name="T2">if </text:span><text:span text:style-name="T1">(valor &gt; </text:span><text:span text:style-name="T5">0</text:span><text:span text:style-name="T1">) {<text:line-break/> </text:span><text:span text:style-name="T3">saldo </text:span><text:span text:style-name="T1">+= valor;<text:line-break/> System.</text:span><text:span text:style-name="T7">out</text:span><text:span text:style-name="T1">.println(</text:span><text:span text:style-name="T8">"Depósito realizado!"</text:span><text:span text:style-name="T1">);<text:line-break/> } </text:span><text:span text:style-name="T2">else </text:span><text:span text:style-name="T1">{<text:line-break/> System.</text:span><text:span text:style-name="T7">out</text:span><text:span text:style-name="T1">.println(</text:span><text:span text:style-name="T8">"Valor inválido."</text:span><text:span text:style-name="T1">);<text:line-break/> }<text:line-break/> }<text:line-break/><text:line-break/> </text:span><text:span text:style-name="T2">public void </text:span><text:span text:style-name="T4">sacar</text:span><text:span text:style-name="T1">(</text:span><text:span text:style-name="T2">double </text:span><text:span text:style-name="T1">valor) {<text:line-break/> </text:span><text:span text:style-name="T2">if </text:span><text:span text:style-name="T1">(</text:span><text:span text:style-name="T3">saquesHoje </text:span><text:span text:style-name="T1">&gt;= </text:span><text:span text:style-name="T5">3</text:span><text:span text:style-name="T1">) {<text:line-break/> System.</text:span><text:span text:style-name="T7">out</text:span><text:span text:style-name="T1">.println(</text:span><text:span text:style-name="T8">"Limite diário de saques atingido."</text:span><text:span text:style-name="T1">);<text:line-break/> System.</text:span><text:span text:style-name="T7">out</text:span><text:span text:style-name="T1">.println(</text:span><text:span text:style-name="T8">"Digite outra Operacao."</text:span><text:span text:style-name="T1">);<text:line-break/> </text:span><text:span text:style-name="T2">return</text:span><text:span text:style-name="T1">;<text:line-break/> }<text:line-break/> </text:span><text:span text:style-name="T2">if </text:span><text:span text:style-name="T1">(valor &gt; </text:span><text:span text:style-name="T5">1000</text:span><text:span text:style-name="T1">) {<text:line-break/> System.</text:span><text:span text:style-name="T7">out</text:span><text:span text:style-name="T1">.println(</text:span><text:span text:style-name="T8">"Limite máximo por saque é 1000."</text:span><text:span text:style-name="T1">);<text:line-break/> } </text:span><text:span text:style-name="T2">else if </text:span><text:span text:style-name="T1">(valor &gt; </text:span><text:span text:style-name="T3">saldo</text:span><text:span text:style-name="T1">) {<text:line-break/> System.</text:span><text:span text:style-name="T7">out</text:span><text:span text:style-name="T1">.println(</text:span><text:span text:style-name="T8">"Saldo insuficiente."</text:span><text:span text:style-name="T1">);<text:line-break/> } </text:span><text:span text:style-name="T2">else </text:span><text:span text:style-name="T1">{<text:line-break/> </text:span><text:span text:style-name="T3">saldo </text:span><text:span text:style-name="T1">-= valor;<text:line-break/> </text:span><text:span text:style-name="T3">saquesHoje</text:span><text:span text:style-name="T1">++;<text:line-break/> System.</text:span><text:span text:style-name="T7">out</text:span><text:span text:style-name="T1">.println(</text:span><text:span text:style-name="T8">"Saque realizado!"</text:span><text:span text:style-name="T1">);<text:line-break/> }<text:line-break/> }<text:line-break/>}<text:line-break/><text:line-break/></text:span><text:span text:style-name="T2">public class </text:span><text:span text:style-name="T1">Main {<text:line-break/> </text:span><text:span text:style-name="T2">public static void </text:span><text:span text:style-name="T4">main</text:span><text:span text:style-name="T1">(String[] args) {<text:line-break/> Scanner op = </text:span><text:span text:style-name="T2">new </text:span><text:span text:style-name="T1">Scanner(System.</text:span><text:span text:style-name="T7">in</text:span><text:span text:style-name="T1">);<text:line-break/> ContaBancaria conta = </text:span><text:span text:style-name="T2">new </text:span><text:span text:style-name="T1">ContaBancaria();<text:line-break/><text:line-break/> </text:span><text:span text:style-name="T2">int </text:span><text:span text:style-name="T1">opcao;<text:line-break/> </text:span><text:span text:style-name="T2">int </text:span><text:span text:style-name="T1">consultas = </text:span><text:span text:style-name="T5">0</text:span><text:span text:style-name="T1">;<text:line-break/><text:line-break/> </text:span><text:span text:style-name="T2">do </text:span><text:span text:style-name="T1">{<text:line-break/> System.</text:span><text:span text:style-name="T7">out</text:span><text:span text:style-name="T1">.println(</text:span><text:span text:style-name="T8">"</text:span><text:span text:style-name="T2">\n</text:span><text:span text:style-name="T8">--- MENU PRINCIPAL ---"</text:span><text:span text:style-name="T1">);<text:line-break/> System.</text:span><text:span text:style-name="T7">out</text:span><text:span text:style-name="T1">.println(</text:span><text:span text:style-name="T8">"1 - Ver saldo"</text:span><text:span text:style-name="T1">);<text:line-break/> System.</text:span><text:span text:style-name="T7">out</text:span><text:span text:style-name="T1">.println(</text:span><text:span text:style-name="T8">"2 - Depositar"</text:span><text:span text:style-name="T1">);<text:line-break/> System.</text:span><text:span text:style-name="T7">out</text:span><text:span text:style-name="T1">.println(</text:span><text:span text:style-name="T8">"3 - Sacar"</text:span><text:span text:style-name="T1">);<text:line-break/> System.</text:span><text:span text:style-name="T7">out</text:span><text:span text:style-name="T1">.println(</text:span><text:span text:style-name="T8">"0 - Desconectar"</text:span><text:span text:style-name="T1">);<text:line-break/> System.</text:span><text:span text:style-name="T7">out</text:span><text:span text:style-name="T1">.print(</text:span><text:span text:style-name="T8">"Digite a Opcao Desejada: "</text:span><text:span text:style-name="T1">);<text:line-break/><text:line-break/></text:span><text:soft-page-break/><text:span text:style-name="T1"> <text:s text:c="11"/>opcao = op.nextInt();<text:line-break/><text:line-break/> <text:s text:c="11"/></text:span><text:span text:style-name="T2">switch </text:span><text:span text:style-name="T1">(opcao) {<text:line-break/> <text:s text:c="15"/></text:span><text:span text:style-name="T2">case </text:span><text:span text:style-name="T5">1</text:span><text:span text:style-name="T1">:<text:line-break/> <text:s text:c="19"/>consultas++;<text:line-break/> <text:s text:c="19"/></text:span><text:span text:style-name="T2">if </text:span><text:span text:style-name="T1">(consultas &gt; </text:span><text:span text:style-name="T5">4</text:span><text:span text:style-name="T1">) {<text:line-break/> <text:s text:c="23"/>System.</text:span><text:span text:style-name="T7">out</text:span><text:span text:style-name="T1">.println(</text:span><text:span text:style-name="T8">"Limite de consultas atingido. Desconectando..."</text:span><text:span text:style-name="T1">);<text:line-break/> <text:s text:c="23"/>opcao = </text:span><text:span text:style-name="T5">0</text:span><text:span text:style-name="T1">;<text:line-break/> <text:s text:c="19"/>} </text:span><text:span text:style-name="T2">else </text:span><text:span text:style-name="T1">{<text:line-break/> <text:s text:c="23"/>System.</text:span><text:span text:style-name="T7">out</text:span><text:span text:style-name="T1">.println(</text:span><text:span text:style-name="T8">"Saldo: " </text:span><text:span text:style-name="T1">+ conta.getSaldo());<text:line-break/> <text:s text:c="19"/>}<text:line-break/> <text:s text:c="19"/></text:span><text:span text:style-name="T2">break</text:span><text:span text:style-name="T1">;<text:line-break/><text:line-break/> <text:s text:c="15"/></text:span><text:span text:style-name="T2">case </text:span><text:span text:style-name="T5">2</text:span><text:span text:style-name="T1">:<text:line-break/> <text:s text:c="19"/>System.</text:span><text:span text:style-name="T7">out</text:span><text:span text:style-name="T1">.print(</text:span><text:span text:style-name="T8">"Valor para depósito: "</text:span><text:span text:style-name="T1">);<text:line-break/> <text:s text:c="19"/></text:span><text:span text:style-name="T2">double </text:span><text:span text:style-name="T1">deposito = op.nextDouble();<text:line-break/> <text:s text:c="19"/>conta.depositar(deposito);<text:line-break/> <text:s text:c="19"/></text:span><text:span text:style-name="T2">break</text:span><text:span text:style-name="T1">;<text:line-break/><text:line-break/> <text:s text:c="15"/></text:span><text:span text:style-name="T2">case </text:span><text:span text:style-name="T5">3</text:span><text:span text:style-name="T1">:<text:line-break/> <text:s text:c="19"/>System.</text:span><text:span text:style-name="T7">out</text:span><text:span text:style-name="T1">.print(</text:span><text:span text:style-name="T8">"Valor para saque: "</text:span><text:span text:style-name="T1">);<text:line-break/> <text:s text:c="19"/></text:span><text:span text:style-name="T2">double </text:span><text:span text:style-name="T1">saque = op.nextDouble();<text:line-break/> <text:s text:c="19"/>conta.sacar(saque);<text:line-break/> <text:s text:c="19"/></text:span><text:span text:style-name="T2">break</text:span><text:span text:style-name="T1">;<text:line-break/><text:line-break/> <text:s text:c="15"/></text:span><text:span text:style-name="T2">case </text:span><text:span text:style-name="T5">0</text:span><text:span text:style-name="T1">:<text:line-break/> <text:s text:c="19"/>System.</text:span><text:span text:style-name="T7">out</text:span><text:span text:style-name="T1">.println(</text:span><text:span text:style-name="T8">"Desconectado."</text:span><text:span text:style-name="T1">);<text:line-break/> <text:s text:c="19"/></text:span><text:span text:style-name="T2">break</text:span><text:span text:style-name="T1">;<text:line-break/><text:line-break/> <text:s text:c="15"/></text:span><text:span text:style-name="T2">default</text:span><text:span text:style-name="T1">:<text:line-break/> <text:s text:c="19"/>System.</text:span><text:span text:style-name="T7">out</text:span><text:span text:style-name="T1">.println(</text:span><text:span text:style-name="T8">"Opção inválida."</text:span><text:span text:style-name="T1">);<text:line-break/> <text:s text:c="11"/>}<text:line-break/><text:line-break/> <text:s text:c="7"/>} </text:span><text:span text:style-name="T2">while </text:span><text:span text:style-name="T1">(opcao != </text:span><text:span text:style-name="T5">0</text:span><text:span text:style-name="T1">);<text:line-break/><text:line-break/> <text:s text:c="7"/>op.close();<text:line-break/> <text:s text:c="3"/>}<text:line-break/>}</text:span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"C:\Program Files\Java\jdk-17\bin\java.exe" "-javaagent:C:\Program Files\JetBrains\IntelliJ IDEA 2026.1\lib\idea_rt.jar=51322" -Dfile.encoding=UTF-8 -classpath "C:\Users\Valois Costa\IdeaProjects\Teminal-Bancario1\out\production\Teminal-Bancario1" Main</text:p>
      <text:p text:style-name="P2" loext:marker-style-name="T1"/>
      <text:p text:style-name="P2" loext:marker-style-name="T1">--- MENU PRINCIPAL ---</text:p>
      <text:p text:style-name="P2" loext:marker-style-name="T1">1 - Ver saldo</text:p>
      <text:p text:style-name="P2" loext:marker-style-name="T1">2 - Depositar</text:p>
      <text:p text:style-name="P2" loext:marker-style-name="T1">3 - Sacar</text:p>
      <text:p text:style-name="P2" loext:marker-style-name="T1">0 - Desconectar</text:p>
      <text:p text:style-name="P2" loext:marker-style-name="T1">Digite a Opcao Desejada: 1</text:p>
      <text:p text:style-name="P2" loext:marker-style-name="T1">Saldo: 50.0</text:p>
      <text:p text:style-name="P2" loext:marker-style-name="T1"/>
      <text:p text:style-name="P2" loext:marker-style-name="T1">--- MENU PRINCIPAL ---</text:p>
      <text:p text:style-name="P2" loext:marker-style-name="T1">1 - Ver saldo</text:p>
      <text:p text:style-name="P2" loext:marker-style-name="T1">2 - Depositar</text:p>
      <text:p text:style-name="P2" loext:marker-style-name="T1">3 - Sacar</text:p>
      <text:p text:style-name="P2" loext:marker-style-name="T1">0 - Desconectar</text:p>
      <text:p text:style-name="P2" loext:marker-style-name="T1">Digite a Opcao Desejada: 2</text:p>
      <text:p text:style-name="P2" loext:marker-style-name="T1"><text:soft-page-break/>Valor para depósito: 500</text:p>
      <text:p text:style-name="P2" loext:marker-style-name="T1">Depósito realizado!</text:p>
      <text:p text:style-name="P2" loext:marker-style-name="T1"/>
      <text:p text:style-name="P2" loext:marker-style-name="T1">--- MENU PRINCIPAL ---</text:p>
      <text:p text:style-name="P2" loext:marker-style-name="T1">1 - Ver saldo</text:p>
      <text:p text:style-name="P2" loext:marker-style-name="T1">2 - Depositar</text:p>
      <text:p text:style-name="P2" loext:marker-style-name="T1">3 - Sacar</text:p>
      <text:p text:style-name="P2" loext:marker-style-name="T1">0 - Desconectar</text:p>
      <text:p text:style-name="P2" loext:marker-style-name="T1">Digite a Opcao Desejada: 3</text:p>
      <text:p text:style-name="P2" loext:marker-style-name="T1">Valor para saque: 600</text:p>
      <text:p text:style-name="P2" loext:marker-style-name="T1">Saldo insuficiente.</text:p>
      <text:p text:style-name="P2" loext:marker-style-name="T1"/>
      <text:p text:style-name="P2" loext:marker-style-name="T1">--- MENU PRINCIPAL ---</text:p>
      <text:p text:style-name="P2" loext:marker-style-name="T1">1 - Ver saldo</text:p>
      <text:p text:style-name="P2" loext:marker-style-name="T1">2 - Depositar</text:p>
      <text:p text:style-name="P2" loext:marker-style-name="T1">3 - Sacar</text:p>
      <text:p text:style-name="P2" loext:marker-style-name="T1">0 - Desconectar</text:p>
      <text:p text:style-name="P2" loext:marker-style-name="T1">Digite a Opcao Desejada: 3</text:p>
      <text:p text:style-name="P2" loext:marker-style-name="T1">Valor para saque: 100</text:p>
      <text:p text:style-name="P2" loext:marker-style-name="T1">Saque realizado!</text:p>
      <text:p text:style-name="P2" loext:marker-style-name="T1"/>
      <text:p text:style-name="P2" loext:marker-style-name="T1">--- MENU PRINCIPAL ---</text:p>
      <text:p text:style-name="P2" loext:marker-style-name="T1">1 - Ver saldo</text:p>
      <text:p text:style-name="P2" loext:marker-style-name="T1">2 - Depositar</text:p>
      <text:p text:style-name="P2" loext:marker-style-name="T1">3 - Sacar</text:p>
      <text:p text:style-name="P2" loext:marker-style-name="T1">0 - Desconectar</text:p>
      <text:p text:style-name="P2" loext:marker-style-name="T1">Digite a Opcao Desejada: 3</text:p>
      <text:p text:style-name="P2" loext:marker-style-name="T1">Valor para saque: 100</text:p>
      <text:p text:style-name="P2" loext:marker-style-name="T1">Saque realizado!</text:p>
      <text:p text:style-name="P2" loext:marker-style-name="T1"/>
      <text:p text:style-name="P2" loext:marker-style-name="T1">--- MENU PRINCIPAL ---</text:p>
      <text:p text:style-name="P2" loext:marker-style-name="T1">1 - Ver saldo</text:p>
      <text:p text:style-name="P2" loext:marker-style-name="T1">2 - Depositar</text:p>
      <text:p text:style-name="P2" loext:marker-style-name="T1">3 - Sacar</text:p>
      <text:p text:style-name="P2" loext:marker-style-name="T1">0 - Desconectar</text:p>
      <text:p text:style-name="P2" loext:marker-style-name="T1">Digite a Opcao Desejada: 3</text:p>
      <text:p text:style-name="P2" loext:marker-style-name="T1">Valor para saque: 1050</text:p>
      <text:p text:style-name="P2" loext:marker-style-name="T1">Limite máximo por saque é 1000.</text:p>
      <text:p text:style-name="P2" loext:marker-style-name="T1"/>
      <text:p text:style-name="P2" loext:marker-style-name="T1">--- MENU PRINCIPAL ---</text:p>
      <text:p text:style-name="P2" loext:marker-style-name="T1">1 - Ver saldo</text:p>
      <text:p text:style-name="P2" loext:marker-style-name="T1">2 - Depositar</text:p>
      <text:p text:style-name="P2" loext:marker-style-name="T1">3 - Sacar</text:p>
      <text:p text:style-name="P2" loext:marker-style-name="T1">0 - Desconectar</text:p>
      <text:p text:style-name="P2" loext:marker-style-name="T1">Digite a Opcao Desejada: 3</text:p>
      <text:p text:style-name="P2" loext:marker-style-name="T1">Valor para saque: 100</text:p>
      <text:p text:style-name="P2" loext:marker-style-name="T1">Saque realizado!</text:p>
      <text:p text:style-name="P2" loext:marker-style-name="T1"/>
      <text:p text:style-name="P2" loext:marker-style-name="T1">--- MENU PRINCIPAL ---</text:p>
      <text:p text:style-name="P2" loext:marker-style-name="T1">1 - Ver saldo</text:p>
      <text:p text:style-name="P2" loext:marker-style-name="T1">2 - Depositar</text:p>
      <text:p text:style-name="P2" loext:marker-style-name="T1">3 - Sacar</text:p>
      <text:p text:style-name="P2" loext:marker-style-name="T1">0 - Desconectar</text:p>
      <text:p text:style-name="P2" loext:marker-style-name="T1">Digite a Opcao Desejada: 3</text:p>
      <text:p text:style-name="P2" loext:marker-style-name="T1">Valor para saque: 120</text:p>
      <text:p text:style-name="P2" loext:marker-style-name="T1">Limite diário de saques atingido.</text:p>
      <text:p text:style-name="P2" loext:marker-style-name="T1">Digite outra Operacao.</text:p>
      <text:p text:style-name="P2" loext:marker-style-name="T1"/>
      <text:p text:style-name="P2" loext:marker-style-name="T1"><text:soft-page-break/>--- MENU PRINCIPAL ---</text:p>
      <text:p text:style-name="P2" loext:marker-style-name="T1">1 - Ver saldo</text:p>
      <text:p text:style-name="P2" loext:marker-style-name="T1">2 - Depositar</text:p>
      <text:p text:style-name="P2" loext:marker-style-name="T1">3 - Sacar</text:p>
      <text:p text:style-name="P2" loext:marker-style-name="T1">0 - Desconectar</text:p>
      <text:p text:style-name="P2" loext:marker-style-name="T1">Digite a Opcao Desejada: 3</text:p>
      <text:p text:style-name="P2" loext:marker-style-name="T1">Valor para saque: 110</text:p>
      <text:p text:style-name="P2" loext:marker-style-name="T1">Limite diário de saques atingido.</text:p>
      <text:p text:style-name="P2" loext:marker-style-name="T1">Digite outra Operacao.</text:p>
      <text:p text:style-name="P2" loext:marker-style-name="T1"/>
      <text:p text:style-name="P2" loext:marker-style-name="T1">--- MENU PRINCIPAL ---</text:p>
      <text:p text:style-name="P2" loext:marker-style-name="T1">1 - Ver saldo</text:p>
      <text:p text:style-name="P2" loext:marker-style-name="T1">2 - Depositar</text:p>
      <text:p text:style-name="P2" loext:marker-style-name="T1">3 - Sacar</text:p>
      <text:p text:style-name="P2" loext:marker-style-name="T1">0 - Desconectar</text:p>
      <text:p text:style-name="P2" loext:marker-style-name="T1">Digite a Opcao Desejada: 0</text:p>
      <text:p text:style-name="P2" loext:marker-style-name="T1">Desconectado.</text:p>
      <text:p text:style-name="P2" loext:marker-style-name="T1"/>
      <text:p text:style-name="P2" loext:marker-style-name="T1">Process finished with exit code 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8T08:13:30.382479500</meta:creation-date>
    <dc:date>2026-04-08T08:30:39.070582800</dc:date>
    <meta:editing-duration>PT9M16S</meta:editing-duration>
    <meta:editing-cycles>4</meta:editing-cycles>
    <meta:generator>LibreOffice/26.2.2.2$Windows_X86_64 LibreOffice_project/1f77d10d6938fd34972958f64b2bcfa54f8b1ba5</meta:generator>
    <meta:document-statistic meta:table-count="0" meta:image-count="0" meta:object-count="0" meta:page-count="4" meta:paragraph-count="83" meta:word-count="531" meta:character-count="4076" meta:non-whitespace-character-count="3040"/>
  </office:meta>
</office:document-meta>
</file>